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6ab8" officeooo:paragraph-rsid="00076a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6ab8" officeooo:paragraph-rsid="00076ab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igion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13:09:08.967162288</meta:creation-date>
    <dc:date>2013-11-06T13:11:31.092935293</dc:date>
    <meta:editing-duration>PT1M54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